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8pt"/>
    </style:style>
    <style:style style:name="P2" style:family="paragraph" style:parent-style-name="Standard">
      <style:text-properties fo:font-size="10pt" fo:font-weight="bold" fo:background-color="#ffff00" style:font-size-asian="10pt" style:font-weight-asian="bold" style:font-size-complex="10pt"/>
    </style:style>
    <style:style style:name="P3" style:family="paragraph" style:parent-style-name="Standard">
      <style:text-properties fo:font-size="7pt" fo:font-style="italic" style:font-size-asian="7pt" style:font-style-asian="italic" style:font-size-complex="8pt"/>
    </style:style>
    <style:style style:name="P4" style:family="paragraph" style:parent-style-name="Standard">
      <style:text-properties fo:color="#000000" fo:font-weight="bold" style:font-weight-asian="bold" style:font-size-complex="8pt"/>
    </style:style>
    <style:style style:name="P5" style:family="paragraph" style:parent-style-name="Standard">
      <style:text-properties fo:color="#000000" fo:font-size="10pt" fo:font-style="italic" style:font-size-asian="10pt" style:font-style-asian="italic" style:font-size-complex="8pt"/>
    </style:style>
    <style:style style:name="P6" style:family="paragraph" style:parent-style-name="Standard">
      <style:text-properties fo:color="#000000" style:font-name="Helvetica" fo:font-size="10pt" fo:font-style="italic" style:font-name-asian="Times New Roman1" style:font-size-asian="10pt" style:language-asian="en" style:country-asian="GB" style:font-style-asian="italic" style:font-name-complex="Times New Roman1" style:font-size-complex="10pt"/>
    </style:style>
    <style:style style:name="P7" style:family="paragraph" style:parent-style-name="Standard">
      <style:text-properties fo:color="#000000" style:font-name="Helvetica" style:font-name-asian="Times New Roman1" style:language-asian="en" style:country-asian="GB" style:font-name-complex="Times New Roman1" style:font-size-complex="18pt" style:font-weight-complex="bold"/>
    </style:style>
    <style:style style:name="P8" style:family="paragraph" style:parent-style-name="Standard">
      <style:text-properties fo:font-size="8pt" fo:font-style="italic" style:font-size-asian="8pt" style:font-style-asian="italic" style:font-size-complex="8pt"/>
    </style:style>
    <style:style style:name="P9" style:family="paragraph" style:parent-style-name="Standard">
      <style:text-properties style:font-name="Arial" fo:font-size="10pt" fo:font-style="normal" style:font-size-asian="10pt" style:font-style-asian="normal" style:font-size-complex="10pt" style:font-style-complex="normal"/>
    </style:style>
    <style:style style:name="P10" style:family="paragraph" style:parent-style-name="Standard">
      <style:paragraph-properties fo:margin-top="0cm" fo:margin-bottom="0cm" loext:contextual-spacing="false" fo:text-align="justify" style:justify-single-word="false"/>
    </style:style>
    <style:style style:name="P11" style:family="paragraph" style:parent-style-name="Standard">
      <style:paragraph-properties fo:margin-top="0cm" fo:margin-bottom="0cm" loext:contextual-spacing="false" fo:text-align="justify" style:justify-single-word="false"/>
      <style:text-properties fo:font-size="6pt" style:font-size-asian="6pt" style:font-size-complex="6pt"/>
    </style:style>
    <style:style style:name="P12" style:family="paragraph" style:parent-style-name="Standard">
      <style:paragraph-properties fo:margin-top="0cm" fo:margin-bottom="0cm" loext:contextual-spacing="false" fo:text-align="justify" style:justify-single-word="false"/>
      <style:text-properties fo:font-size="6pt" fo:font-weight="bold" style:font-size-asian="6pt" style:font-weight-asian="bold" style:font-size-complex="6pt"/>
    </style:style>
    <style:style style:name="P13" style:family="paragraph" style:parent-style-name="Standard">
      <style:paragraph-properties fo:margin-top="0cm" fo:margin-bottom="0cm" loext:contextual-spacing="false" fo:text-align="justify" style:justify-single-word="false"/>
      <style:text-properties fo:font-size="8pt" fo:font-style="italic" style:font-size-asian="8pt" style:font-style-asian="italic"/>
    </style:style>
    <style:style style:name="P14" style:family="paragraph" style:parent-style-name="Standard">
      <style:paragraph-properties fo:margin-top="0cm" fo:margin-bottom="0cm" loext:contextual-spacing="false" fo:text-align="justify" style:justify-single-word="false"/>
      <style:text-properties fo:font-size="8pt" fo:font-style="italic" style:font-size-asian="8pt" style:font-style-asian="italic" style:font-size-complex="8pt"/>
    </style:style>
    <style:style style:name="P15" style:family="paragraph" style:parent-style-name="Standard">
      <style:paragraph-properties fo:margin-top="0cm" fo:margin-bottom="0cm" loext:contextual-spacing="false" fo:text-align="justify" style:justify-single-word="false"/>
      <style:text-properties fo:font-size="4pt" style:font-size-asian="4pt" style:font-size-complex="4pt"/>
    </style:style>
    <style:style style:name="P16" style:family="paragraph" style:parent-style-name="Standard">
      <style:paragraph-properties fo:margin-top="0cm" fo:margin-bottom="0cm" loext:contextual-spacing="false" fo:text-align="justify" style:justify-single-word="false"/>
      <style:text-properties fo:font-size="4pt" fo:font-style="italic" style:font-size-asian="4pt" style:font-style-asian="italic" style:font-size-complex="4pt"/>
    </style:style>
    <style:style style:name="P17" style:family="paragraph" style:parent-style-name="Standard">
      <style:paragraph-properties fo:margin-top="0cm" fo:margin-bottom="0cm" loext:contextual-spacing="false" fo:text-align="justify" style:justify-single-word="false"/>
      <style:text-properties fo:font-size="4pt" fo:font-weight="bold" style:font-size-asian="4pt" style:font-weight-asian="bold" style:font-size-complex="4pt"/>
    </style:style>
    <style:style style:name="P18" style:family="paragraph" style:parent-style-name="Standard">
      <style:paragraph-properties fo:margin-top="0cm" fo:margin-bottom="0cm" loext:contextual-spacing="false" fo:text-align="justify" style:justify-single-word="false"/>
      <style:text-properties fo:font-size="16pt" fo:font-weight="bold" style:font-size-asian="16pt" style:font-weight-asian="bold"/>
    </style:style>
    <style:style style:name="P19" style:family="paragraph" style:parent-style-name="Standard">
      <style:paragraph-properties fo:margin-top="0cm" fo:margin-bottom="0cm" loext:contextual-spacing="false" fo:text-align="justify" style:justify-single-word="false"/>
      <style:text-properties fo:font-size="12pt" fo:font-weight="bold" style:font-size-asian="12pt" style:font-weight-asian="bold"/>
    </style:style>
    <style:style style:name="P20" style:family="paragraph" style:parent-style-name="Standard">
      <style:paragraph-properties fo:margin-top="0cm" fo:margin-bottom="0cm" loext:contextual-spacing="false" fo:text-align="justify" style:justify-single-word="false"/>
      <style:text-properties fo:font-size="12pt" fo:font-weight="bold" fo:background-color="#ffff00" style:font-size-asian="12pt" style:font-weight-asian="bold"/>
    </style:style>
    <style:style style:name="P21" style:family="paragraph" style:parent-style-name="Standard">
      <style:paragraph-properties fo:margin-top="0cm" fo:margin-bottom="0cm" loext:contextual-spacing="false" fo:text-align="justify" style:justify-single-word="false"/>
      <style:text-properties fo:font-size="12pt" fo:font-weight="bold" fo:background-color="#ffff00" style:font-size-asian="12pt" style:font-weight-asian="bold" style:font-size-complex="10pt"/>
    </style:style>
    <style:style style:name="P22" style:family="paragraph" style:parent-style-name="Standard">
      <style:paragraph-properties fo:margin-top="0cm" fo:margin-bottom="0cm" loext:contextual-spacing="false" fo:text-align="justify" style:justify-single-word="false"/>
      <style:text-properties fo:font-size="10pt" fo:font-weight="bold" style:font-size-asian="10pt" style:font-weight-asian="bold" style:font-size-complex="10pt"/>
    </style:style>
    <style:style style:name="P23" style:family="paragraph" style:parent-style-name="Standard">
      <style:paragraph-properties fo:margin-top="0cm" fo:margin-bottom="0cm" loext:contextual-spacing="false" fo:text-align="justify" style:justify-single-word="false"/>
      <style:text-properties fo:font-size="10pt" fo:font-weight="bold" fo:background-color="#ffff00" style:font-size-asian="10pt" style:font-weight-asian="bold" style:font-size-complex="10pt"/>
    </style:style>
    <style:style style:name="P24" style:family="paragraph" style:parent-style-name="Standard">
      <style:paragraph-properties fo:margin-top="0cm" fo:margin-bottom="0cm" loext:contextual-spacing="false" fo:text-align="justify" style:justify-single-word="false"/>
      <style:text-properties fo:font-size="10pt" fo:font-style="italic" style:font-size-asian="10pt" style:font-style-asian="italic" style:font-size-complex="10pt"/>
    </style:style>
    <style:style style:name="P25" style:family="paragraph" style:parent-style-name="Standard">
      <style:paragraph-properties fo:margin-top="0cm" fo:margin-bottom="0cm" loext:contextual-spacing="false" fo:text-align="justify" style:justify-single-word="false"/>
      <style:text-properties fo:font-size="10pt" fo:font-style="italic" style:font-size-asian="10pt" style:font-style-asian="italic" style:font-size-complex="8pt"/>
    </style:style>
    <style:style style:name="P26" style:family="paragraph" style:parent-style-name="Standard">
      <style:paragraph-properties fo:margin-top="0cm" fo:margin-bottom="0cm" loext:contextual-spacing="false" fo:text-align="justify" style:justify-single-word="false"/>
      <style:text-properties fo:font-size="10pt" fo:font-style="italic" style:font-size-asian="10pt" style:font-style-asian="italic"/>
    </style:style>
    <style:style style:name="P27" style:family="paragraph" style:parent-style-name="Standard">
      <style:paragraph-properties fo:margin-top="0cm" fo:margin-bottom="0cm" loext:contextual-spacing="false" fo:text-align="justify" style:justify-single-word="false"/>
      <style:text-properties fo:font-size="10pt" fo:background-color="#ffff00" style:font-size-asian="10pt" style:font-size-complex="10pt"/>
    </style:style>
    <style:style style:name="P28" style:family="paragraph" style:parent-style-name="Standard">
      <style:paragraph-properties fo:margin-top="0cm" fo:margin-bottom="0cm" loext:contextual-spacing="false" fo:text-align="justify" style:justify-single-word="false"/>
      <style:text-properties fo:font-size="10pt" style:font-size-asian="10pt" style:font-size-complex="10pt"/>
    </style:style>
    <style:style style:name="P29" style:family="paragraph" style:parent-style-name="Standard">
      <style:paragraph-properties fo:margin-top="0cm" fo:margin-bottom="0cm" loext:contextual-spacing="false"/>
      <style:text-properties fo:color="#000000" fo:font-size="4pt" fo:font-weight="bold" style:font-size-asian="4pt" style:font-weight-asian="bold" style:font-size-complex="4pt"/>
    </style:style>
    <style:style style:name="P30" style:family="paragraph" style:parent-style-name="Standard">
      <style:paragraph-properties fo:margin-top="0cm" fo:margin-bottom="0cm" loext:contextual-spacing="false"/>
      <style:text-properties fo:color="#000000" fo:font-size="14pt" fo:font-weight="bold" fo:background-color="#00ffff" style:font-size-asian="14pt" style:font-weight-asian="bold" style:font-size-complex="8pt"/>
    </style:style>
    <style:style style:name="P31" style:family="paragraph" style:parent-style-name="Standard">
      <style:paragraph-properties fo:margin-top="0cm" fo:margin-bottom="0cm" loext:contextual-spacing="false"/>
      <style:text-properties fo:color="#000000" fo:font-size="10pt" fo:font-style="italic" style:font-size-asian="10pt" style:font-style-asian="italic" style:font-size-complex="8pt"/>
    </style:style>
    <style:style style:name="P32" style:family="paragraph" style:parent-style-name="Standard">
      <style:paragraph-properties fo:margin-top="0cm" fo:margin-bottom="0cm" loext:contextual-spacing="false" fo:text-align="justify" style:justify-single-word="false"/>
      <style:text-properties fo:font-size="14pt" fo:font-weight="bold" fo:background-color="#00ffff" style:font-size-asian="14pt" style:font-weight-asian="bold"/>
    </style:style>
    <style:style style:name="P33" style:family="paragraph" style:parent-style-name="Standard">
      <style:paragraph-properties fo:margin-top="0cm" fo:margin-bottom="0cm" loext:contextual-spacing="false" fo:text-align="justify" style:justify-single-word="false"/>
      <style:text-properties fo:font-weight="bold" fo:background-color="#ffff00" style:font-weight-asian="bold" style:font-size-complex="10pt"/>
    </style:style>
    <style:style style:name="P34" style:family="paragraph" style:parent-style-name="Standard">
      <style:paragraph-properties fo:margin-top="0cm" fo:margin-bottom="0cm" loext:contextual-spacing="false" fo:text-align="justify" style:justify-single-word="false" fo:break-before="page"/>
      <style:text-properties fo:font-size="12pt" fo:font-weight="bold" fo:background-color="#ffff00" style:font-size-asian="12pt" style:font-weight-asian="bold" style:font-size-complex="10pt"/>
    </style:style>
    <style:style style:name="P35" style:family="paragraph" style:parent-style-name="Text_20_body">
      <style:paragraph-properties fo:margin-top="0cm" fo:margin-bottom="0cm" loext:contextual-spacing="false" fo:text-align="justify" style:justify-single-word="false"/>
      <style:text-properties fo:color="#7030a0" style:font-name="Arial"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Heading_20_2">
      <loext:graphic-properties draw:fill="solid" draw:fill-color="#ffffff" draw:opacity="100%"/>
      <style:paragraph-properties fo:margin-top="0.132cm" fo:margin-bottom="0cm" loext:contextual-spacing="false" style:line-height-at-least="0.386cm" fo:background-color="#ffffff"/>
      <style:text-properties fo:color="#000000" style:font-name="Helvetica" fo:font-size="14pt" style:font-size-asian="14pt"/>
    </style:style>
    <style:style style:name="P37" style:family="paragraph" style:parent-style-name="Heading_20_2">
      <loext:graphic-properties draw:fill="solid" draw:fill-color="#ffffff" draw:opacity="100%"/>
      <style:paragraph-properties fo:margin-top="0.132cm" fo:margin-bottom="0cm" loext:contextual-spacing="false" style:line-height-at-least="0.386cm" fo:background-color="#ffffff"/>
      <style:text-properties fo:color="#000000" style:font-name="Helvetica" fo:font-size="14pt" style:font-size-asian="14pt" style:font-size-complex="14pt"/>
    </style:style>
    <style:style style:name="P38" style:family="paragraph" style:parent-style-name="Heading_20_2">
      <loext:graphic-properties draw:fill="solid" draw:fill-color="#ffffff" draw:opacity="100%"/>
      <style:paragraph-properties fo:margin-top="0.132cm" fo:margin-bottom="0cm" loext:contextual-spacing="false" style:line-height-at-least="0.386cm" fo:background-color="#ffffff"/>
      <style:text-properties fo:color="#000000" style:font-name="Helvetica" fo:font-size="11pt" fo:font-weight="normal" style:font-size-asian="11pt" style:font-weight-asian="normal"/>
    </style:style>
    <style:style style:name="P39" style:family="paragraph" style:parent-style-name="Heading_20_2">
      <loext:graphic-properties draw:fill="solid" draw:fill-color="#ffffff" draw:opacity="100%"/>
      <style:paragraph-properties fo:margin-top="0.132cm" fo:margin-bottom="0cm" loext:contextual-spacing="false" style:line-height-at-least="0.386cm" fo:background-color="#ffffff"/>
      <style:text-properties fo:color="#000000" style:font-name="Helvetica" fo:font-size="12pt" style:font-size-asian="12pt" style:font-size-complex="12pt"/>
    </style:style>
    <style:style style:name="P40" style:family="paragraph" style:parent-style-name="Heading_20_2">
      <loext:graphic-properties draw:fill="solid" draw:fill-color="#ffffff" draw:opacity="100%"/>
      <style:paragraph-properties fo:margin-top="0.132cm" fo:margin-bottom="0cm" loext:contextual-spacing="false" style:line-height-at-least="0.386cm" fo:break-before="page" fo:background-color="#ffffff"/>
      <style:text-properties fo:color="#000000" style:font-name="Helvetica" fo:font-size="14pt" style:font-size-asian="14pt"/>
    </style:style>
    <style:style style:name="P41" style:family="paragraph" style:parent-style-name="Heading_20_2">
      <loext:graphic-properties draw:fill="solid" draw:fill-color="#ffffff" draw:opacity="100%"/>
      <style:paragraph-properties fo:margin-top="0.132cm" fo:margin-bottom="0cm" loext:contextual-spacing="false" style:line-height-at-least="0.386cm" fo:break-before="page" fo:background-color="#ffffff"/>
      <style:text-properties fo:color="#000000" style:font-name="Helvetica" fo:font-size="14pt" fo:background-color="#00ffff" style:font-size-asian="14pt" style:font-size-complex="14pt"/>
    </style:style>
    <style:style style:name="P42" style:family="paragraph" style:parent-style-name="Normal_20__28_Web_29_">
      <loext:graphic-properties draw:fill="solid" draw:fill-color="#ffffff" draw:opacity="100%"/>
      <style:paragraph-properties fo:margin-top="0cm" fo:margin-bottom="0.529cm" loext:contextual-spacing="false" style:line-height-at-least="0.386cm" fo:background-color="#ffffff"/>
      <style:text-properties fo:color="#000000" style:font-name="Helvetica" fo:font-size="10pt" style:font-size-asian="10pt" style:font-size-complex="10pt"/>
    </style:style>
    <style:style style:name="P43" style:family="paragraph" style:parent-style-name="Heading_20_2">
      <loext:graphic-properties draw:fill="solid" draw:fill-color="#ffffff" draw:opacity="100%"/>
      <style:paragraph-properties fo:margin-top="0.132cm" fo:margin-bottom="0.265cm" loext:contextual-spacing="false" style:line-height-at-least="0.386cm" fo:background-color="#ffffff"/>
      <style:text-properties fo:color="#000000" style:font-name="Helvetica" fo:font-size="12pt" style:font-size-asian="12pt"/>
    </style:style>
    <style:style style:name="P44" style:family="paragraph" style:parent-style-name="Heading_20_2">
      <loext:graphic-properties draw:fill="solid" draw:fill-color="#ffffff" draw:opacity="100%"/>
      <style:paragraph-properties fo:margin-top="0.132cm" fo:margin-bottom="0.265cm" loext:contextual-spacing="false" style:line-height-at-least="0.386cm" fo:background-color="#ffffff"/>
      <style:text-properties fo:color="#000000" style:font-name="Helvetica" fo:font-size="12pt" style:font-size-asian="12pt" style:font-size-complex="12pt"/>
    </style:style>
    <style:style style:name="P45" style:family="paragraph" style:parent-style-name="Standard">
      <style:paragraph-properties fo:break-before="page"/>
      <style:text-properties fo:color="#000000" style:font-name="Helvetica" fo:font-size="14pt" fo:font-weight="bold" style:font-name-asian="Times New Roman1" style:font-size-asian="14pt" style:language-asian="en" style:country-asian="GB" style:font-weight-asian="bold" style:font-name-complex="Times New Roman1" style:font-size-complex="18pt" style:font-weight-complex="bold"/>
    </style:style>
    <style:style style:name="P46" style:family="paragraph" style:parent-style-name="Text_20_body">
      <style:text-properties fo:color="#7030a0" style:font-name="Arial" fo:font-size="10pt" fo:font-style="italic" style:font-size-asian="10pt" style:font-style-asian="italic" style:font-size-complex="10pt"/>
    </style:style>
    <style:style style:name="P47" style:family="paragraph" style:parent-style-name="Text_20_body">
      <style:text-properties fo:color="#7030a0" style:font-name="Arial" fo:font-size="10pt" fo:font-style="normal" style:font-size-asian="10pt" style:font-style-asian="normal" style:font-size-complex="10pt" style:font-style-complex="normal"/>
    </style:style>
    <style:style style:name="P48" style:family="paragraph" style:parent-style-name="Text_20_body">
      <style:paragraph-properties fo:margin-left="2cm" fo:margin-right="0cm" fo:text-indent="-2cm" style:auto-text-indent="false"/>
      <style:text-properties fo:color="#7030a0" style:font-name="Arial" fo:font-size="10pt" style:font-size-asian="10pt" style:font-size-complex="10pt"/>
    </style:style>
    <style:style style:name="P49" style:family="paragraph" style:parent-style-name="Text_20_body">
      <style:paragraph-properties fo:line-height="115%"/>
      <style:text-properties fo:color="#7030a0" style:font-name="Arial" fo:font-size="10pt" style:font-size-asian="10pt" style:font-size-complex="10pt"/>
    </style:style>
    <style:style style:name="P50" style:family="paragraph" style:parent-style-name="Standard" style:master-page-name="Standard">
      <style:paragraph-properties fo:text-align="center" style:justify-single-word="false" style:page-number="auto"/>
      <style:text-properties fo:font-size="14pt" style:font-size-asian="14pt"/>
    </style:style>
    <style:style style:name="T1" style:family="text">
      <style:text-properties fo:font-size="14pt" fo:font-weight="bold" style:font-size-asian="14pt" style:font-weight-asian="bold"/>
    </style:style>
    <style:style style:name="T2" style:family="text">
      <style:text-properties fo:font-size="14pt" fo:font-weight="bold" fo:background-color="#ffff00" loext:char-shading-value="0" style:font-size-asian="14pt" style:font-weight-asian="bold"/>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ize="10pt" fo:font-style="italic" style:font-size-asian="10pt" style:font-style-asian="italic" style:font-size-complex="8pt"/>
    </style:style>
    <style:style style:name="T6" style:family="text">
      <style:text-properties fo:font-size="8pt" fo:font-style="italic" style:font-size-asian="8pt" style:font-style-asian="italic" style:font-size-complex="8pt"/>
    </style:style>
    <style:style style:name="T7" style:family="text">
      <style:text-properties fo:color="#8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My PDR: July 16 - June 17</text:p>
      <text:p text:style-name="P10"><text:span text:style-name="T3">Name</text:span>:</text:p>
      <text:p text:style-name="P10"><text:span text:style-name="T3">Role</text:span>:</text:p>
      <text:p text:style-name="P11"/>
      <text:p text:style-name="P10"><text:span text:style-name="T3">Manager</text:span>:</text:p>
      <text:p text:style-name="P11"/>
      <text:p text:style-name="P10">PDR Assessment</text:p>
      <text:p text:style-name="P10">Dates:<text:tab/><text:span text:style-name="T4">01-Jul-2016 to 30-Sep-2017</text:span></text:p>
      <text:p text:style-name="P13"/>
      <text:p text:style-name="P32">Performance &amp; Development Overview</text:p>
      <text:p text:style-name="P12"/>
      <text:p text:style-name="P20">Review of performance and development</text:p>
      <text:p text:style-name="P15"/>
      <text:p text:style-name="P25">Comment on your general performance in your job role (highlighting key achievements, successes and challenges not previously noted).</text:p>
      <text:p text:style-name="P18">I have been in the position for 4 months at the time of writing this review. Within the first two months I attended a MICE collaboration meeting (CM48 Belgrade) and presented a status update on the analysis: measurement of multiple Coulomb scattering in the MICE experiment. Over the course of the summer I worked with the collaboration and colleagues at Glasgow to resolve the outstanding issues related to the analysis and prepare it for presentation at NuFact17, a major international conference in the field of neutrino and muon physics. I will attend NuFact17 at the end of September and have been asked to give a talk presenting the latest results from this study.</text:p>
      <text:p text:style-name="P19"/>
      <text:p text:style-name="P22"/>
      <text:p text:style-name="P22"/>
      <text:p text:style-name="P33">Reviewer's Assessment of Performance and Development</text:p>
      <text:p text:style-name="P16"/>
      <text:p text:style-name="P24">Following the discussion, provide an overall summary of general performance and development within the review period (please use Professorial Zone Descriptors/Academic promotion levels to inform your commentary).</text:p>
      <text:p text:style-name="P24"/>
      <text:p text:style-name="P24"/>
      <text:p text:style-name="P35">John is now taking a larger role in the MICE collaboration, including the measurement of multiple coulomb scattering and performing MICE shifts. He has played a full role in the measurements, acknowledged in his invitation to speak at conference.</text:p>
      <text:p text:style-name="P24"/>
      <text:p text:style-name="P24"/>
      <text:p text:style-name="P28"/>
      <text:p text:style-name="P34">Research &amp; Scholarship</text:p>
      <text:p text:style-name="P15"/>
      <text:p text:style-name="P25">Please provide an overview of the development of your research and/or scholarship portfolio over the past 12 months. Details of current grants, applications and research supervision are provided elsewhere in the form. From the publications tab, please also include justification as to why particular outputs have been selected. What opportunities and issues have arisen?</text:p>
      <text:p text:style-name="P14"/>
      <text:p text:style-name="P14">The recent work that I have carried out on the multiple Coulomb scattering measurement in MICE, pending review by the collaboration and presentation at NuFact17, will become a MICE publication. This measurement will form a key part of the emittance measurement made by MICE and therefore a crucial piece of the overall performance of the experiment. This will ultimately have an impact on the expected performance of any neutrino factory which employs ionisation cooling in the front end. This measurement is therefore a part of determining the future direction of he field and in contributing to it I hope to enhance my reputation as an early career researcher. <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Knowledge Exchange &amp; Impact</text:p>
      <text:p text:style-name="P15"/>
      <text:p text:style-name="P10"><text:span text:style-name="T5">Where is your research having impact and what has been done over the last 12 months to enhance the impact of your research and/or exchange or protection of any intellectual property?</text:span><text:span text:style-name="T6"> </text:span></text:p>
      <text:p text:style-name="P14"/>
      <text:p text:style-name="P14">I have presented my research to the MICE collaboration at the end of June and will be presenting the latest status of the multiple Coulomb scattering measurement at NuFact17 at the end of September. These opportunities have allowed me to interact with my colleges on MICE and engage with the community at large. This work will guide the direction of a future neutrino factory.</text:p>
      <text:p text:style-name="P14"/>
      <text:p text:style-name="P34">Learning &amp; Teaching</text:p>
      <text:p text:style-name="P17"/>
      <text:p text:style-name="P10"><text:span text:style-name="T5">Summarise your present teaching commitments and your performance in course review feedback. Detail any contributions you have made to enhancing course/programme development, undergraduate/postgraduate/CPD curriculum, teaching provision or methods of mentoring; and or/contributions to specific strategic priorities (e.g. student retention and internationalisation) or, through other university or outreach activities.</text:span><text:span text:style-name="T6"> </text:span></text:p>
      <text:p text:style-name="P14"/>
      <text:p text:style-name="P25">I have not yet participated in any teaching activities as the student body has been largely based at RAL over the summer. Over the coming semester I will demonstrate in the P1 undergraduate labs when my commitments do not take me to RAL. We are also expecting a new Ph.D. student on MICE based at Glasgow part-time and possible project students. I will also work with these students to help them develop their research.</text:p>
      <text:p text:style-name="P25"/>
      <text:p text:style-name="P25"/>
      <text:p text:style-name="P25"/>
      <text:p text:style-name="P2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
      <text:p text:style-name="P23"/>
      <text:p text:style-name="P23"/>
      <text:p text:style-name="P21">Leadership, Management &amp; Citizenship</text:p>
      <text:p text:style-name="P15"/>
      <text:p text:style-name="P25">Describe your contribution to leadership of learning and teaching and/or research and knowledge exchange both within the University and in the broader academic national and international community. This may include external examination and conference organisation, etc. Comment on your general contribution to citizenship, including display of the University’s stated values: Passionate, Professional, Progressive</text:p>
      <text:p text:style-name="P25"/>
      <text:p text:style-name="P1">I have not yet had the opportunity to engage with the teaching structures with in the school of physics and astronomy but I look forward to doing so over the coming semester. </text:p>
      <text:p text:style-name="P1"/>
      <text:p text:style-name="P1">I have take on a leading role in one of the principle analyses' of the MICE experiment with the goal of bringing it both to conference (NuFact17) and to publication. Future work will require adapting this analysis to other MICE data, primarily scattering data with the magnetic field on in the cooling channel. This could be the research topic for a future MICE Ph.D. student based part time at Glasgow or a masters student. Guiding these students through the process of developing this analysis is of great interest to me. This is because I would like to see another of the principal goals of the MICE experiment achieved but also it would an opportunity for me act in a leadership role for those students carrying out research in an area that I had previously developed.</text:p>
      <text:p text:style-name="P34">Esteem</text:p>
      <text:p text:style-name="P17"/>
      <text:p text:style-name="P10"><text:span text:style-name="T5">Detail any professional and academic distinctions and awards gained and any service to national or international learned societies and/or public bodies, in the review period. List any invited key-note speeches, new visiting fellowships/professorships and membership of journal editorial panels that have changed in the review period.</text:span><text:span text:style-name="T6"> </text:span></text:p>
      <text:p text:style-name="P25"/>
      <text:p text:style-name="P25">I co-wrote a collaborative MICE paper as a PhD student and aim to lead the analysis for a future paper.</text:p>
      <text:p text:style-name="P25"/>
      <text:p text:style-name="P25"/>
      <text:p text:style-name="P25"/>
      <text:p text:style-name="P23"/>
      <text:p text:style-name="P21">Reviewer’s Appraisal of Assessment Criteria</text:p>
      <text:p text:style-name="P15"/>
      <text:p text:style-name="P10"><text:span text:style-name="T5">Following the discussion, please provide an overall summary of performance against the five Assessment Criteria.</text:span><text:span text:style-name="T6"> </text:span></text:p>
      <text:p text:style-name="P8"/>
      <text:p text:style-name="P46">Overall Dr Nugent has had a successful and productive 4 months, against a backdrop of completion for the MICE experiment. Key evidence for this level of performance is as follows:</text:p>
      <text:p text:style-name="P48">Research: John has led aspects of neutrino developments: his roles are recognised at international level. He is now aiming to complete various key tasks prior to the end of his contract in order to build a future role in neutrino physics. </text:p>
      <text:p text:style-name="P48">Impact: N/A. </text:p>
      <text:p text:style-name="P48">Teaching: John plans to contribute to teaching through lab and project supervision. </text:p>
      <text:p text:style-name="P48">Leadership: John is leading an analysis, appropriate to an early career researcher. </text:p>
      <text:p text:style-name="P49">Esteem: John was invited to speak at the major international conference in this field. </text:p>
      <text:p text:style-name="P34">Continuous Professional Development / Career Planning</text:p>
      <text:p text:style-name="P17"/>
      <text:p text:style-name="P25">What CPD have you completed in the last year and detail your career aspirations for the coming years. Outline any support that may be required from the university in pursuit of these goals </text:p>
      <text:p text:style-name="P25"/>
      <text:p text:style-name="P25">I have 14 months left in my current contract at Glasgow. I aim to secure another postdoc position in the field of neutrino physics at the end of my current contract at an institute where an opportunity presents itself. I have not yet completed any CPD courses but <text:span text:style-name="T7">after I return from my upcoming conference I will take the time to evaluate what is on offer and look to strengthen my current credentials.</text:span> <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
      <text:p text:style-name="P23"/>
      <text:p text:style-name="P23"/>
      <text:p text:style-name="P10"><text:span text:style-name="T2">Reviewer's Agreed Development Plan</text:span><text:span text:style-name="T1"> </text:span></text:p>
      <text:p text:style-name="P15"/>
      <text:p text:style-name="P26">Please detail the agreed personal development plan for the forthcoming review period and outline any support agreed to facilitate the achievement of objectives and the personal development plan.</text:p>
      <text:p text:style-name="P3"/>
      <text:p text:style-name="P3"/>
      <text:p text:style-name="P47">John’s objectives are sensible and achievable, reflecting the relatively short RA contract following successful years of research as a PhD student in neutrino physics. </text:p>
      <text:p text:style-name="P9"/>
      <text:p text:style-name="P3"/>
      <text:p text:style-name="P3"/>
      <text:p text:style-name="P3"/>
      <text:p text:style-name="P3"/>
      <text:p text:style-name="P2"/>
      <text:p text:style-name="P2">Research Assistants / Technicians</text:p>
      <text:p text:style-name="P17"/>
      <text:p text:style-name="P25">Please give names, start date, source of funding and, where appropriate the percentage ownership of Research Assistant/Technician staff.</text:p>
      <text:p text:style-name="P25"/>
      <text:p text:style-name="P30">OBJECTIVES &amp; PROGRESS</text:p>
      <text:p text:style-name="P29"/>
      <text:p text:style-name="P31">Please insert here a brief commentary assessing the status of each of your objectives from last year. </text:p>
      <text:p text:style-name="P4"/>
      <text:p text:style-name="P4">N/A</text:p>
      <text:p text:style-name="P4"/>
      <text:p text:style-name="P5">Please insert here your objectives for the next review period, indicating their anticipated start and end dates as appropriate.</text:p>
      <text:p text:style-name="P5"/>
      <text:p text:style-name="P5">Run final MICE physics shifts and capture emittance and scattering data on liquid hydrogen targets (Dec 17)</text:p>
      <text:p text:style-name="P5"/>
      <text:p text:style-name="P5">Support development of magnetic field measurement of <text:s/>multiple Coulomb scattering in MICE (June 18)</text:p>
      <text:p text:style-name="P5"/>
      <text:p text:style-name="P5">Make progress on publication of MICE paper entitled: Measurement of multiple Coulomb scattering in MICE (June 18)</text:p>
      <text:p text:style-name="P5"/>
      <text:p text:style-name="P5">Supervise PhD and Undergraduate students on MICE research projects (June 18)</text:p>
      <text:p text:style-name="P5"/>
      <text:p text:style-name="P5">Complete <text:span text:style-name="T7">a professional development</text:span> course (<text:span text:style-name="T7">DATE</text:span>) </text:p>
      <text:p text:style-name="P5"/>
      <text:p text:style-name="P5">Keep abreast of broader neutrino physics developments (June 18)</text:p>
      <text:p text:style-name="P45">Publications</text:p>
      <text:p text:style-name="P6">You should select up to 6 outputs listed in your post-2013 Enlighten record that you consider to be world-leading (4* in REF2014) or internationally excellent (3* in REF2014) in terms of originality, significance and rigour.</text:p>
      <text:p text:style-name="P6"/>
      <text:h text:style-name="P40" text:outline-level="2">Supervision</text:h>
      <text:h text:style-name="P36" text:outline-level="2"/>
      <text:h text:style-name="P38" text:outline-level="2"><text:tab/><text:tab/><text:tab/><text:tab/><text:tab/><text:tab/><text:tab/><text:tab/><text:tab/>Lead<text:tab/><text:tab/>Second</text:h>
      <text:h text:style-name="P38" text:outline-level="2">Number of students with thesis pending</text:h>
      <text:h text:style-name="P38" text:outline-level="2"/>
      <text:h text:style-name="P38" text:outline-level="2">Number of students undertaking research</text:h>
      <text:h text:style-name="P38" text:outline-level="2"/>
      <text:h text:style-name="P38" text:outline-level="2"/>
      <text:h text:style-name="P38" text:outline-level="2"/>
      <text:h text:style-name="P38" text:outline-level="2"/>
      <text:h text:style-name="P38" text:outline-level="2"/>
      <text:h text:style-name="P38" text:outline-level="2"/>
      <text:h text:style-name="P36" text:outline-level="2">Research Income</text:h>
      <text:h text:style-name="P36" text:outline-level="2"/>
      <text:h text:style-name="P43" text:outline-level="2">Applications Submitted</text:h>
      <text:p text:style-name="P42">Include project title, Start Date, End Date, Value of award, % Ownership, Outcome</text:p>
      <text:p text:style-name="P42"/>
      <text:p text:style-name="P42"/>
      <text:h text:style-name="P44" text:outline-level="2">Current Awards</text:h>
      <text:p text:style-name="P42">Include project title, Start Date, End Date, Value of award, % Ownership, Outcome</text:p>
      <text:p text:style-name="P42"/>
      <text:p text:style-name="P42"/>
      <text:h text:style-name="P43" text:outline-level="2">Commercial Applications Submitted</text:h>
      <text:p text:style-name="P42">Include project title, Start Date, End Date, Value of award, % Ownership, Outcome</text:p>
      <text:p text:style-name="P42"/>
      <text:p text:style-name="P42"/>
      <text:h text:style-name="P44" text:outline-level="2">Commercial Current Awards</text:h>
      <text:p text:style-name="P42">Include project title, Start Date, End Date, Value of award, % Ownership, Outcome</text:p>
      <text:p text:style-name="P42"/>
      <text:h text:style-name="P36" text:outline-level="2"/>
      <text:p text:style-name="P7"/>
      <text:h text:style-name="P41" text:outline-level="2">Sign Off</text:h>
      <text:h text:style-name="P37" text:outline-level="2"/>
      <text:h text:style-name="P39" text:outline-level="2">Employee Comments</text:h>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Rating</text:h>
      <text:h text:style-name="P39" text:outline-level="2"/>
      <text:h text:style-name="P39" text:outline-level="2"/>
      <text:h text:style-name="P39" text:outline-level="2"><text:bookmark text:name="_GoBack"/>Manager Comments</text:h>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Date of Manager sign off</text:h>
      <text:h text:style-name="P39" text:outline-level="2"/>
      <text:h text:style-name="P39" text:outline-level="2">Rat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3:12:00.625588996</meta:creation-date>
    <dc:date>2017-09-14T15:14:49.98</dc:date>
    <meta:editing-duration>PT1H59M45S</meta:editing-duration>
    <meta:editing-cycles>3</meta:editing-cycles>
    <meta:generator>LibreOffice/5.0.6.2$Linux_X86_64 LibreOffice_project/00$Build-2</meta:generator>
    <dc:creator>Tony Doyle</dc:creator>
    <meta:document-statistic meta:table-count="0" meta:image-count="0" meta:object-count="0" meta:page-count="8" meta:paragraph-count="76" meta:word-count="1470" meta:character-count="9481" meta:non-whitespace-character-count="8057"/>
  </office:meta>
</office:document-meta>
</file>